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c563" officeooo:paragraph-rsid="0007c563"/>
    </style:style>
    <style:style style:name="P2" style:family="paragraph" style:parent-style-name="Standard">
      <style:text-properties officeooo:rsid="0008f7d8" officeooo:paragraph-rsid="0008f7d8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font-style="italic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font-style="italic" officeooo:rsid="000dd9db" officeooo:paragraph-rsid="000dd9db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officeooo:rsid="000dd9db" officeooo:paragraph-rsid="000dd9db"/>
    </style:style>
    <style:style style:name="P6" style:family="paragraph" style:parent-style-name="Preformatted_20_Text" style:list-style-name="L3">
      <loext:graphic-properties draw:fill="solid" draw:fill-color="#ffffff" draw:opacity="100%"/>
      <style:paragraph-properties fo:background-color="#ffffff"/>
      <style:text-properties officeooo:rsid="000dd9db" officeooo:paragraph-rsid="000dd9db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font-style="normal" officeooo:rsid="000dd9db" officeooo:paragraph-rsid="000dd9db" style:font-style-asian="normal" style:font-style-complex="normal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font-style="normal" officeooo:rsid="000e41d9" officeooo:paragraph-rsid="000e41d9" style:font-style-asian="normal" style:font-style-complex="normal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officeooo:rsid="000e4bf0" officeooo:paragraph-rsid="000e4bf0"/>
    </style:style>
    <style:style style:name="P10" style:family="paragraph" style:parent-style-name="Preformatted_20_Text" style:list-style-name="L3">
      <loext:graphic-properties draw:fill="solid" draw:fill-color="#ffffff" draw:opacity="100%"/>
      <style:paragraph-properties fo:background-color="#ffffff"/>
      <style:text-properties officeooo:rsid="000fcd3f" officeooo:paragraph-rsid="000fcd3f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officeooo:rsid="001338f8" officeooo:paragraph-rsid="001338f8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officeooo:rsid="001435c1" officeooo:paragraph-rsid="001435c1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f5878" style:font-style-asian="normal" style:font-style-complex="normal"/>
    </style:style>
    <style:style style:name="T3" style:family="text">
      <style:text-properties fo:font-style="normal" officeooo:rsid="0010070f" style:font-style-asian="normal" style:font-style-complex="normal"/>
    </style:style>
    <style:style style:name="T4" style:family="text">
      <style:text-properties fo:font-style="normal" officeooo:rsid="00160c81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9.2.4</text:p>
      <text:p text:style-name="P2">Transition to Linux.</text:p>
      <text:p text:style-name="Standard"/>
      <text:p text:style-name="P3"/>
      <text:p text:style-name="P3"/>
      <text:p text:style-name="P7">2.8</text:p>
      <text:p text:style-name="P7">Added long positions yesterday</text:p>
      <text:p text:style-name="P7">Today long positions are offside.</text:p>
      <text:p text:style-name="P8">US index and China index have negative MTD.</text:p>
      <text:p text:style-name="P7"/>
      <text:list xml:id="list180863835" text:style-name="L3">
        <text:list-item>
          <text:p text:style-name="P6"><text:span text:style-name="T1">Stop adding positions</text:span></text:p>
        </text:list-item>
        <text:list-item>
          <text:p text:style-name="P6"><text:span text:style-name="T1">trim US offside positions tonight</text:span></text:p>
        </text:list-item>
        <text:list-item>
          <text:p text:style-name="P10"><text:span text:style-name="T1">Trimming: when markets are up, trim long positions, when markets are down, trim short positions. </text:span><text:span text:style-name="T3">Look for an up day to trim long pos. </text:span></text:p>
        </text:list-item>
      </text:list>
      <text:p text:style-name="P5"><text:span text:style-name="T1"/></text:p>
      <text:p text:style-name="P9"><text:span text:style-name="T1">A bit of diarrhea – either due to cheese or ytd’s dinner. </text:span></text:p>
      <text:p text:style-name="P9"><text:span text:style-name="T1">Lunch was beef and cheese, which was fine. </text:span></text:p>
      <text:p text:style-name="P9"><text:span text:style-name="T1">Dinner was pork + bean sprouts. </text:span><text:span text:style-name="T2">Eat only 1 egg today to ease stomach burden.</text:span></text:p>
      <text:p text:style-name="P9"><text:span text:style-name="T1"/></text:p>
      <text:p text:style-name="P11"><text:span text:style-name="T1">System wise:</text:span></text:p>
      <text:p text:style-name="P11"><text:span text:style-name="T1">Deleted two other systems to avoid bootloader hell. </text:span></text:p>
      <text:p text:style-name="P12"><text:span text:style-name="T1">Keep a bootable US</text:span><text:span text:style-name="T4">B</text:span><text:span text:style-name="T1"> drive in case system fails. </text:span></text:p>
      <text:p text:style-name="P12"><text:span text:style-name="T1"/></text:p>
      <text:p text:style-name="P11"><text:span text:style-name="T1"/></text:p>
      <text:p text:style-name="P11"><text:span text:style-name="T1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0:31:49.342076784</meta:creation-date>
    <dc:date>2019-02-08T09:51:48.891994147</dc:date>
    <meta:editing-duration>PT10H28M42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10" meta:character-count="620" meta:non-whitespace-character-count="522"/>
  </office:meta>
</office:document-meta>
</file>